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51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local pizza store wants you to develop a Java-based pizza ordering system. </text:p>
      <text:p text:style-name="P2">The system needs to let cashiers serve customers in the store and also take phoned in orders. </text:p>
      <text:p text:style-name="P2">Customers can place orders through kiosks. </text:p>
      <text:p text:style-name="P2">Customers can order anything on the menu (e.g., pizza, breadsticks, soft drinks, etc). While ordering, they can change their mind. </text:p>
      <text:p text:style-name="P2">Customers must be able to view the menu for kiosk orders. </text:p>
      <text:p text:style-name="P2">The application must handle payments.</text:p>
      <text:p text:style-name="P2">Store managers must be able to define a menu, modify the menu, and set the special for the day. </text:p>
      <text:p text:style-name="P2">Each of these three involve naming the items and their prices.</text:p>
      <text:p text:style-name="P2">Chefs must be able to view orders and mark them as complete when the orders are completed.</text:p>
      <text:p text:style-name="P2">For this part of the project, let us ignore delivery folks, who would mark the orders as delivered.</text:p>
      <text:p text:style-name="P2">In the first implementation of the project, you can assume for simplicity that the implementation is running on a single machine as a standalone application. </text:p>
      <text:p text:style-name="P2">The implementation must have a graphical user interface that uses Java Swing (or something similar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bale</meta:initial-creator>
    <meta:creation-date>2014-09-14T12:08:58.233081615</meta:creation-date>
    <dc:date>2014-09-14T13:01:48.074985776</dc:date>
    <dc:creator>Dubale</dc:creator>
    <meta:editing-duration>P0D</meta:editing-duration>
    <meta:editing-cycles>2</meta:editing-cycles>
    <meta:generator>LibreOffice/4.2.6.2$Linux_X86_64 LibreOffice_project/420$Build-2</meta:generator>
    <meta:document-statistic meta:table-count="0" meta:image-count="0" meta:object-count="0" meta:page-count="1" meta:paragraph-count="12" meta:word-count="177" meta:character-count="1045" meta:non-whitespace-character-count="873"/>
  </office:meta>
</office:document-meta>
</file>